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8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fo:min-height="4.149cm" fo:padding-top="0cm" fo:padding-bottom="0cm" fo:padding-left="0cm" fo:padding-right="0cm" fo:wrap-option="wrap"/>
    </style:style>
    <style:style style:name="pr18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0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1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2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2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4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7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style:use-window-font-color="true" fo:font-size="36pt" fo:font-style="normal" style:font-style-asian="normal" style:font-style-complex="normal"/>
    </style:style>
    <style:style style:name="T16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4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7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9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ying</text:span><text:span text:style-name="T2"><text:line-break/></text:span><text:span text:style-name="T2">Conversion</text:span><text:span text:style-name="T2">s</text:span><text:span text:style-name="T2"><text:line-break/></text:span><text:span text:style-name="T2">Frie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</text:span><text:span text:style-name="T3">Pele</text:span></text:p>
              </text:list-item>
              <text:list-item>
                <text:p text:style-name="P5"><text:span text:style-name="T3">Version 2: Dr. Erel </text:span><text:span text:style-name="T3">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 xml:id="id2" draw:id="id2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</text:span><text:span text:style-name="T4">Deep Copy</text:span><text:span text:style-name="T5"> </text:span><text:span text:style-name="T5">(folder 1)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17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6" draw:text-style-name="P14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 xml:id="id3" draw:id="id3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</text:span><text:span text:style-name="T4">Deep Copy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 c=a; 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6" draw:text-style-name="P14" draw:layer="layout" svg:width="4.07cm" svg:height="2.862cm" draw:transform="rotate (-1.89455490303985) translate (23.4720530091771cm 9.46569023691946cm)" svg:viewBox="0 0 4071 2863" svg:d="M0 2837c542 106 1041-128 1505-352 590-284 991-854 1427-1341l365-427 456-457 318-260">
          <text:p/>
        </draw:path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 xml:id="id4" draw:id="id4">
        <office:forms form:automatic-focus="false" form:apply-design-mode="false"/>
        <draw:frame draw:style-name="gr7" draw:text-style-name="P16" draw:layer="layout" svg:width="23.368cm" svg:height="14.471cm" svg:x="1.016cm" svg:y="3.556cm">
          <draw:text-box>
            <text:p xml:id="id5" text:id="id5"><text:span text:style-name="T14">An object is copied when:</text:span></text:p>
            <text:list text:style-name="L3">
              <text:list-item>
                <text:list>
                  <text:list-item>
                    <text:p xml:id="id6" text:id="id6"><text:span text:style-name="T14">Constructing new object from existing</text:span></text:p>
                  </text:list-item>
                  <text:list-item>
                    <text:p xml:id="id7" text:id="id7"><text:span text:style-name="T14">Passing parameter by value.</text:span></text:p>
                  </text:list-item>
                  <text:list-item>
                    <text:p><text:span text:style-name="T14">Returning by value.</text:span></text:p>
                  </text:list-item>
                  <text:list-item>
                    <text:p><text:span text:style-name="T14">Assigning existing to existing.</text:span></text:p>
                  </text:list-item>
                </text:list>
              </text:list-item>
            </text:list>
            <text:p><text:span text:style-name="T15">Cases 1-3 are handled by</text:span><text:span text:style-name="T15"><text:line-break/></text:span><text:span text:style-name="T15"> <text:s text:c="11"/></text:span><text:span text:style-name="T16">copy constructor</text:span><text:span text:style-name="T15">.</text:span></text:p>
            <text:p><text:span text:style-name="T15">Case 4 is handled by </text:span></text:p>
            <text:p><text:span text:style-name="T15"><text:s text:c="12"/></text:span><text:span text:style-name="T16">assignment operator</text:span><text:span text:style-name="T15">.</text:span></text:p>
            <text:p><text:span text:style-name="T15">By default, both do </text:span><text:span text:style-name="T16">shallow copy</text:span><text:span text:style-name="T15">.</text:span></text:p>
          </draw:text-box>
        </draw:frame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ing</text:span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 xml:id="id8" draw:id="id8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Rule of Three</text:span></text:p>
          </draw:text-box>
        </draw:frame>
        <draw:frame draw:name="מציין מיקום טקסט 2" presentation:style-name="pr7" draw:text-style-name="P21" draw:layer="layout" svg:width="24.01cm" svg:height="12.381cm" svg:x="0.832cm" svg:y="3.642cm" presentation:class="outline" presentation:user-transformed="true">
          <draw:text-box>
            <text:list text:style-name="L4">
              <text:list-header>
                <text:p text:style-name="P18"><text:span text:style-name="T18"/></text:p>
              </text:list-header>
              <text:list-item>
                <text:p text:style-name="P18"><text:span text:style-name="T18">A rule of thumb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8">When you </text:span><text:span text:style-name="T18">need to make </text:span><text:span text:style-name="T18">a deep copy </text:span><text:span text:style-name="T18">of an object, </text:span><text:span text:style-name="T18">you need to </text:span><text:span text:style-name="T18">define all of </text:span><text:span text:style-name="T18">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8">Copy </text:span><text:span text:style-name="T18">construct</text:span><text:span text:style-name="T18">or</text:span></text:p>
                      </text:list-item>
                      <text:list-item>
                        <text:p text:style-name="P19"><text:span text:style-name="T18">Destructo</text:span><text:span text:style-name="T18">r</text:span></text:p>
                      </text:list-item>
                      <text:list-item>
                        <text:p text:style-name="P19"><text:span text:style-name="T18">Operator </text:span><text:span text:style-name="T18">=</text:span></text:p>
                      </text:list-item>
                    </text:list>
                  </text:list-item>
                  <text:list-item>
                    <text:p text:style-name="P18"><text:span text:style-name="T18">Or in other </text:span><text:span text:style-name="T18">words:</text:span></text:p>
                  </text:list-item>
                </text:list>
              </text:list-item>
            </text:list>
            <text:p text:style-name="P20"><text:span text:style-name="T18">when you </text:span><text:span text:style-name="T18">need one, </text:span><text:span text:style-name="T18">you need all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8" draw:text-style-name="P22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A skeleton for </text:span><text:span text:style-name="T17">deep copy</text:span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9" draw:text-style-name="P21" draw:layer="layout" svg:width="27.107cm" svg:height="20.437cm" svg:x="0.635cm" svg:y="0.124cm" presentation:class="outline" presentation:user-transformed="true">
          <draw:text-box>
            <text:p text:style-name="P25"><text:span text:style-name="T18"/></text:p>
            <text:p text:style-name="P25"><text:span text:style-name="T18"/></text:p>
            <text:p text:style-name="P25"><text:span text:style-name="T19">// Copy constructor</text:span></text:p>
            <text:p text:style-name="P25"><text:span text:style-name="T20">A (const A&amp; other) : </text:span><text:span text:style-name="T21">init</text:span><text:span text:style-name="T20"> {</text:span></text:p>
            <text:p text:style-name="P26"><text:span text:style-name="T22">copy_other(oth</text:span><text:span text:style-name="T22">er);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19">// </text:span><text:span text:style-name="T24">Operator = </text:span><text:span text:style-name="T25"><text:s/></text:span></text:p>
            <text:p text:style-name="P25"><text:span text:style-name="T20">A&amp; operator=(const </text:span><text:span text:style-name="T20">A&amp; other) {</text:span></text:p>
            <text:p text:style-name="P26"><text:span text:style-name="T20">if (this!=&amp;other) { </text:span><text:span text:style-name="T24">// preventing </text:span><text:span text:style-name="T24">problems in </text:span><text:span text:style-name="T24">a=a</text:span></text:p>
            <text:p text:style-name="P26"><text:span text:style-name="T26"><text:s text:c="2"/></text:span><text:span text:style-name="T26">clear(); </text:span><text:span text:style-name="T21">init</text:span><text:span text:style-name="T26"> </text:span><text:span text:style-name="T27">// </text:span><text:span text:style-name="T27">or recycle</text:span></text:p>
            <text:p text:style-name="P26"><text:span text:style-name="T22"><text:s text:c="2"/></text:span><text:span text:style-name="T22">copy_other(o</text:span><text:span text:style-name="T22">ther);</text:span></text:p>
            <text:p text:style-name="P26"><text:span text:style-name="T20">} return *this; } </text:span><text:span text:style-name="T24">// </text:span><text:span text:style-name="T24">allows a= b= </text:span><text:span text:style-name="T24">c= …</text:span></text:p>
            <text:p text:style-name="P25"><text:span text:style-name="T18"/></text:p>
            <text:p text:style-name="P25"><text:span text:style-name="T18"/></text:p>
          </draw:text-box>
        </draw:frame>
        <draw:frame draw:name="מציין מיקום טקסט 6" presentation:style-name="pr10" draw:text-style-name="P21" draw:layer="layout" svg:width="8.4cm" svg:height="10.798cm" svg:x="12.3cm" svg:y="3.097cm" presentation:class="outline" presentation:user-transformed="true">
          <draw:text-box>
            <text:p text:style-name="P25"><text:span text:style-name="T24">// Destructor</text:span></text:p>
            <text:p text:style-name="P25"><text:span text:style-name="T20">~A() {</text:span></text:p>
            <text:p text:style-name="P26"><text:span text:style-name="T26">clear();</text:span></text:p>
            <text:p text:style-name="P25"><text:span text:style-name="T20">}</text:span></text:p>
            <text:p text:style-name="P25"><text:span text:style-name="T18"/></text:p>
            <text:p text:style-name="P25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IntBuffer </text:span><text:span text:style-name="T17">example </text:span><text:span text:style-name="T28">(folder </text:span><text:span text:style-name="T28">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17"><text:span text:style-name="T17">C++-11 Move </text:span><text:span text:style-name="T17">ctor and </text:span><text:span text:style-name="T17">assignment</text:span><text:span text:style-name="T17"><text:line-break/></text:span><text:span text:style-name="T17"/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1" draw:text-style-name="P21" draw:layer="layout" svg:width="24.065cm" svg:height="15.859cm" svg:x="0.635cm" svg:y="3.175cm" presentation:class="outline" presentation:user-transformed="true">
          <draw:text-box>
            <text:p text:style-name="P25"><text:span text:style-name="T19">// Move constructor</text:span></text:p>
            <text:p text:style-name="P25"><text:span text:style-name="T20">A (const A&amp;&amp; other) </text:span><text:span text:style-name="T20">{</text:span></text:p>
            <text:p text:style-name="P25"><text:span text:style-name="T20"><text:tab/></text:span><text:span text:style-name="T20"><text:tab/></text:span><text:span text:style-name="T20"><text:tab/></text:span><text:span text:style-name="T20">?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19"/></text:p>
            <text:p text:style-name="P25"><text:span text:style-name="T19">// Move o</text:span><text:span text:style-name="T24">perator = </text:span><text:span text:style-name="T25"><text:s/></text:span></text:p>
            <text:p text:style-name="P25"><text:span text:style-name="T20">A&amp; operator=(const </text:span><text:span text:style-name="T20">A&amp;&amp; other) {</text:span></text:p>
            <text:p text:style-name="P26"><text:span text:style-name="T20"><text:s text:c="7"/></text:span><text:span text:style-name="T20">?</text:span></text:p>
            <text:p text:style-name="P26"><text:span text:style-name="T20">}</text:span></text:p>
            <text:p text:style-name="P25"><text:span text:style-name="T29">http://www.cprogr</text:span><text:span text:style-name="T29">amming.com/c+</text:span><text:span text:style-name="T29">+11/rvalue-</text:span><text:span text:style-name="T29">references-and-</text:span><text:span text:style-name="T29">move-</text:span><text:span text:style-name="T29">semantics-in-c+</text:span><text:span text:style-name="T29">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9" draw:id="id9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4.573cm" svg:x="1.899cm" svg:y="0.545cm" presentation:class="title" presentation:user-transformed="true">
          <draw:text-box>
            <text:p text:style-name="P17"><text:span text:style-name="T17">Conversions </text:span><text:span text:style-name="T17">of types is </text:span><text:span text:style-name="T17">done in two </text:span><text:span text:style-name="T17">cases:</text:span><text:span text:style-name="T17"><text:line-break/></text:span><text:span text:style-name="T17"/></text:p>
          </draw:text-box>
        </draw:frame>
        <draw:frame draw:name="מציין מיקום טקסט 2" presentation:style-name="pr13" draw:text-style-name="P21" draw:layer="layout" svg:width="24.01cm" svg:height="15.006cm" svg:x="-0.101cm" svg:y="3.642cm" presentation:class="outline" presentation:user-transformed="true">
          <draw:text-box>
            <text:p text:style-name="P28"><text:span text:style-name="T18"/></text:p>
            <text:list text:style-name="L8">
              <text:list-item>
                <text:list>
                  <text:list-item>
                    <text:p text:style-name="P18"><text:span text:style-name="T18">Explicit </text:span><text:span text:style-name="T18">casting (we'll </text:span><text:span text:style-name="T18">learn more </text:span><text:span text:style-name="T18">about it in </text:span><text:span text:style-name="T18">next </text:span><text:span text:style-name="T18">lessons)</text:span></text:p>
                  </text:list-item>
                  <text:list-item>
                    <text:p text:style-name="P18"><text:span text:style-name="T18">When a </text:span><text:span text:style-name="T18">function gets </text:span><text:span text:style-name="T31">X</text:span><text:span text:style-name="T18"> type while </text:span><text:span text:style-name="T18">it was </text:span><text:span text:style-name="T18">expecting to </text:span><text:span text:style-name="T18">get </text:span><text:span text:style-name="T32">Y</text:span><text:span text:style-name="T18"> type, </text:span><text:span text:style-name="T18">and there is </text:span><text:span text:style-name="T18">a casting </text:span><text:span text:style-name="T18">from </text:span><text:span text:style-name="T31">X </text:span><text:span text:style-name="T18">to</text:span><text:span text:style-name="T31"> </text:span><text:span text:style-name="T32">Y</text:span><text:span text:style-name="T18">:</text:span></text:p>
                  </text:list-item>
                </text:list>
              </text:list-item>
            </text:list>
            <text:p><text:span text:style-name="T18"/></text:p>
            <text:p text:style-name="P20"><text:span text:style-name="T18"><text:tab/></text:span><text:span text:style-name="T18">void foo(</text:span><text:span text:style-name="T32">Y </text:span><text:span text:style-name="T32">y</text:span><text:span text:style-name="T18">)</text:span></text:p>
            <text:p text:style-name="P20"><text:span text:style-name="T18"><text:tab/></text:span><text:span text:style-name="T18">...</text:span></text:p>
            <text:p text:style-name="P20"><text:span text:style-name="T31"><text:tab/></text:span><text:span text:style-name="T31">X x</text:span><text:span text:style-name="T18">;</text:span></text:p>
            <text:p text:style-name="P20"><text:span text:style-name="T18"><text:tab/></text:span><text:span text:style-name="T18">foo(x); // a </text:span><text:span text:style-name="T18">conversion </text:span><text:span text:style-name="T18">from </text:span><text:span text:style-name="T31">X </text:span><text:span text:style-name="T18">to</text:span><text:span text:style-name="T31"> </text:span><text:span text:style-name="T32">Y</text:span><text:span text:style-name="T18"> </text:span><text:span text:style-name="T18">is done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0" draw:id="id10">
        <office:forms form:automatic-focus="false" form:apply-design-mode="false"/>
        <draw:custom-shape draw:name="מציין מיקום של מספר שקופית 2" draw:style-name="gr12" draw:text-style-name="P29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7"><text:span text:style-name="T17">Conversions </text:span><text:span text:style-name="T17">danger: </text:span><text:span text:style-name="T17"><text:line-break/></text:span><text:span text:style-name="T17"><text:tab/></text:span><text:span text:style-name="T17">unexpected </text:span><text:span text:style-name="T17">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4" draw:text-style-name="P21" draw:layer="layout" svg:width="24.01cm" svg:height="15.579cm" svg:x="0.832cm" svg:y="3.642cm" presentation:class="outline" presentation:user-transformed="true">
          <draw:text-box>
            <text:p text:style-name="P25"><text:span text:style-name="T18"/></text:p>
            <text:p text:style-name="P28"><text:span text:style-name="T33">Buffer</text:span><text:span text:style-name="T34">(</text:span><text:span text:style-name="T35">size_t </text:span><text:span text:style-name="T35">length</text:span><text:span text:style-name="T34">) // ctor</text:span></text:p>
            <text:p text:style-name="P25"><text:span text:style-name="T34">…</text:span></text:p>
            <text:p text:style-name="P28"><text:span text:style-name="T34">void foo(</text:span><text:span text:style-name="T33">const </text:span><text:span text:style-name="T33">Buffer&amp; v</text:span><text:span text:style-name="T34">) // </text:span><text:span text:style-name="T34">function</text:span></text:p>
            <text:p text:style-name="P28"><text:span text:style-name="T34">...</text:span></text:p>
            <text:p text:style-name="P28"><text:span text:style-name="T34">foo(</text:span><text:span text:style-name="T35">3</text:span><text:span text:style-name="T34">);</text:span><text:span text:style-name="T31"> </text:span><text:span text:style-name="T36">// </text:span><text:span text:style-name="T36">Equivalent to: </text:span><text:span text:style-name="T34">foo(</text:span><text:span text:style-name="T33">Buffer(</text:span><text:span text:style-name="T35">3</text:span><text:span text:style-name="T33">)</text:span><text:span text:style-name="T34">)</text:span></text:p>
            <text:p text:style-name="P28"><text:span text:style-name="T36">// Did the user </text:span><text:span text:style-name="T36">really wanted </text:span><text:span text:style-name="T36">this?</text:span></text:p>
            <text:p text:style-name="P25"><text:span text:style-name="T34"/></text:p>
            <text:p text:style-name="P28"><text:span text:style-name="T37">The Buffer and </text:span><text:span text:style-name="T37">the size_t </text:span><text:span text:style-name="T37">objects are not </text:span><text:span text:style-name="T37">logically the </text:span><text:span text:style-name="T37">same objects!</text:span></text:p>
            <text:p text:style-name="P25"><text:span text:style-name="T18"/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1" draw:id="id11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4" draw:layer="layout" svg:width="21.478cm" svg:height="2.925cm" svg:x="3.364cm" svg:y="0.547cm" presentation:class="title" presentation:user-transformed="true">
          <draw:text-box>
            <text:p text:style-name="P17"><text:span text:style-name="T17">Conversion </text:span><text:span text:style-name="T17">example </text:span><text:span text:style-name="T38">(folder </text:span><text:span text:style-name="T38">4)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2" draw:id="id12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User defined </text:span><text:span text:style-name="T17">conversion</text:span><text:span text:style-name="T38"> </text:span><text:span text:style-name="T38">(folders 5,6)</text:span></text:p>
          </draw:text-box>
        </draw:frame>
        <draw:frame draw:name="מציין מיקום טקסט 2" presentation:style-name="pr16" draw:text-style-name="P21" draw:layer="layout" svg:width="24.01cm" svg:height="16.916cm" svg:x="0.754cm" svg:y="3.131cm" presentation:class="outline" presentation:user-transformed="true">
          <draw:text-box>
            <text:p text:style-name="P25"><text:span text:style-name="T18">class Fraction {</text:span></text:p>
            <text:p text:style-name="P26"><text:span text:style-name="T18">...</text:span></text:p>
            <text:p text:style-name="P26"><text:span text:style-name="T32">// double --&gt; </text:span><text:span text:style-name="T32">Fraction </text:span><text:span text:style-name="T32">conversion</text:span></text:p>
            <text:p text:style-name="P26"><text:span text:style-name="T32">Fraction </text:span><text:span text:style-name="T32">(const </text:span><text:span text:style-name="T32">double&amp; d) {</text:span></text:p>
            <text:p text:style-name="P30"><text:span text:style-name="T32">...</text:span></text:p>
            <text:p text:style-name="P26"><text:span text:style-name="T32">}</text:span></text:p>
            <text:p text:style-name="P26"><text:span text:style-name="T18">...</text:span></text:p>
            <text:p text:style-name="P26"><text:span text:style-name="T31">// Fraction --&gt; </text:span><text:span text:style-name="T31">double </text:span><text:span text:style-name="T31">conversion</text:span></text:p>
            <text:p text:style-name="P26"><text:span text:style-name="T31">operator </text:span><text:span text:style-name="T31">double() </text:span><text:span text:style-name="T31">const {</text:span></text:p>
            <text:p text:style-name="P30"><text:span text:style-name="T31">...</text:span></text:p>
            <text:p text:style-name="P26"><text:span text:style-name="T31">}</text:span></text:p>
            <text:p text:style-name="P26"><text:span text:style-name="T18">...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xml:id="id13" draw:id="id13">
        <office:forms form:automatic-focus="false" form:apply-design-mode="false"/>
        <draw:frame draw:name="כותרת 1" presentation:style-name="pr17" draw:text-style-name="P31" draw:layer="layout" svg:width="23.318cm" svg:height="4.149cm" svg:x="1.524cm" svg:y="6.773cm" presentation:class="title" presentation:user-transformed="true">
          <draw:text-box>
            <text:p text:style-name="P17"><text:span text:style-name="T17">Operator </text:span><text:span text:style-name="T17">Suffix </text:span><text:span text:style-name="T39">(folder 8)</text:span><text:span text:style-name="T39"><text:line-break/></text:span><text:span text:style-name="T39"><text:line-break/></text:span><text:span text:style-name="T17">Operator </text:span><text:span text:style-name="T17">Comma </text:span><text:span text:style-name="T39">(folder 9)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3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4" draw:id="id14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8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17">friend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5" draw:id="id15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19" draw:text-style-name="P21" draw:layer="layout" svg:width="24.349cm" svg:height="13.426cm" svg:x="0.832cm" svg:y="3.184cm" presentation:class="outline" presentation:user-transformed="true">
          <draw:text-box>
            <text:p text:style-name="P32"><text:span text:style-name="T18"/></text:p>
            <text:p text:style-name="P32"><text:span text:style-name="T18">Friend function in a </text:span><text:span text:style-name="T18">class:</text:span></text:p>
            <text:list text:style-name="L9">
              <text:list-item>
                <text:list>
                  <text:list-item>
                    <text:p text:style-name="P33"><text:span text:style-name="T18">Not a method </text:span><text:span text:style-name="T18">of the class</text:span></text:p>
                  </text:list-item>
                  <text:list-item>
                    <text:p text:style-name="P33"><text:span text:style-name="T18">Have access </text:span><text:span text:style-name="T18">to the class’s </text:span><text:span text:style-name="T18">private and </text:span><text:span text:style-name="T18">protected </text:span></text:p>
                  </text:list-item>
                </text:list>
              </text:list-item>
            </text:list>
            <text:p text:style-name="P34"><text:span text:style-name="T18">data members</text:span></text:p>
            <text:list text:continue-numbering="true" text:style-name="L9">
              <text:list-item>
                <text:list>
                  <text:list-item>
                    <text:p text:style-name="P33"><text:span text:style-name="T18">Defined inside </text:span><text:span text:style-name="T18">the class </text:span><text:span text:style-name="T18">scope</text:span></text:p>
                  </text:list-item>
                </text:list>
              </text:list-item>
            </text:list>
            <text:p text:style-name="P28"><text:span text:style-name="T18"/></text:p>
            <text:p text:style-name="P28"><text:span text:style-name="T18">Used properly </text:span><text:span text:style-name="T18">does not break </text:span><text:span text:style-name="T18">encapsulation</text:span></text:p>
            <text:p text:style-name="P35"><text:span text:style-name="T18"/></text:p>
            <text:p text:style-name="P35"><text:span text:style-name="T40"/></text:p>
          </draw:text-box>
        </draw:frame>
        <draw:frame draw:name="כותרת 2" presentation:style-name="pr20" draw:text-style-name="P4" draw:layer="layout" svg:width="24.842cm" svg:height="3.427cm" svg:x="0cm" svg:y="0.296cm" presentation:class="title" presentation:user-transformed="true">
          <draw:text-box>
            <text:p text:style-name="P3"><text:span text:style-name="T17">friend </text:span><text:span text:style-name="T17">functions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5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6" draw:id="id16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16.108cm" svg:height="3.427cm" svg:x="1.499cm" svg:y="0.673cm" presentation:class="title" presentation:user-transformed="true">
          <draw:text-box>
            <text:p text:style-name="P17"><text:span text:style-name="T17">friend </text:span><text:span text:style-name="T17">functions </text:span><text:span text:style-name="T17">example:</text:span><text:span text:style-name="T17"><text:line-break/></text:span><text:span text:style-name="T17">Complex </text:span><text:span text:style-name="T17">revisited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6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17" draw:id="id17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2" draw:text-style-name="P21" draw:layer="layout" svg:width="22.505cm" svg:height="11.044cm" svg:x="0.899cm" svg:y="3.924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36"><text:span text:style-name="T18">A class can allow other classes to access its </text:span></text:p>
                  </text:list-item>
                </text:list>
              </text:list-item>
            </text:list>
            <text:p text:style-name="P37"><text:span text:style-name="T18">private data members</text:span></text:p>
            <text:list text:continue-numbering="true" text:style-name="L10">
              <text:list-item>
                <text:list>
                  <text:list-item>
                    <text:p text:style-name="P36"><text:span text:style-name="T41">QUESTION: Is the friendship link one-sided </text:span><text:span text:style-name="T41">or two-sided? I.e:</text:span></text:p>
                    <text:list>
                      <text:list-item>
                        <text:p><text:span text:style-name="T41">Suppose class A is a friend of class B.</text:span></text:p>
                      </text:list-item>
                      <text:list-item>
                        <text:p><text:span text:style-name="T41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42"/></text:p>
          </draw:text-box>
        </draw:frame>
        <draw:custom-shape draw:name="כותרת 2" draw:style-name="gr13" draw:text-style-name="P4" draw:layer="layout" svg:width="8.976cm" svg:height="1.772cm" svg:x="3.403cm" svg:y="1.123cm">
          <text:p text:style-name="P38"><text:span text:style-name="T17">frien</text:span><text:span text:style-name="T17">d </text:span><text:span text:style-name="T17">clas</text:span><text:span text:style-name="T17">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7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18" draw:id="id18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21" draw:layer="layout" svg:width="24.01cm" svg:height="15.703cm" svg:x="0.832cm" svg:y="3.184cm" presentation:class="outline" presentation:user-transformed="true">
          <draw:text-box>
            <text:p text:style-name="P39"><text:span text:style-name="T43"><text:s/></text:span><text:span text:style-name="T44">class IntTree {</text:span></text:p>
            <text:p text:style-name="P35"><text:span text:style-name="T44"><text:tab/></text:span><text:span text:style-name="T44">…</text:span></text:p>
            <text:p text:style-name="P35"><text:span text:style-name="T44"><text:tab/></text:span><text:span text:style-name="T45">friend</text:span><text:span text:style-name="T44"> class </text:span><text:span text:style-name="T44">IntTreeIterato</text:span><text:span text:style-name="T44">r;</text:span></text:p>
            <text:p text:style-name="P25"><text:span text:style-name="T44">};</text:span></text:p>
            <text:p text:style-name="P35"><text:span text:style-name="T46"/></text:p>
            <text:p text:style-name="P35"><text:span text:style-name="T46"/></text:p>
            <text:p text:style-name="P25"><text:span text:style-name="T47">// TreeIterator can </text:span><text:span text:style-name="T47">access Tree's </text:span><text:span text:style-name="T47">data members</text:span></text:p>
            <text:p text:style-name="P25"><text:span text:style-name="T44">IntTreeIterator&amp; </text:span><text:span text:style-name="T44">IntTreeIterator::</text:span><text:span text:style-name="T44">operator++() </text:span><text:span text:style-name="T48">{</text:span></text:p>
            <text:p text:style-name="P35"><text:span text:style-name="T48"><text:s text:c="4"/></text:span><text:span text:style-name="T48">...</text:span></text:p>
            <text:p text:style-name="P35"><text:span text:style-name="T44"><text:tab/></text:span><text:span text:style-name="T44">return *this;</text:span></text:p>
            <text:p text:style-name="P25"><text:span text:style-name="T44">}</text:span></text:p>
          </draw:text-box>
        </draw:frame>
        <draw:frame draw:name="כותרת 2" presentation:style-name="pr21" draw:text-style-name="P4" draw:layer="layout" svg:width="15.325cm" svg:height="3.427cm" svg:x="3.364cm" svg:y="0.296cm" presentation:class="title" presentation:user-transformed="true">
          <draw:text-box>
            <text:p text:style-name="P17"><text:span text:style-name="T17">friend classes </text:span><text:span text:style-name="T17">- example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8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17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</text:span><text:span text:style-name="MT4">סגנון כותרת של </text:span><text:span text:style-name="MT4">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</text:span><text:span text:style-name="MT5">outline text </text:span><text:span text:style-name="MT5">format</text:span></text:p>
              <text:list>
                <text:list-item>
                  <text:p text:style-name="MP11"><text:span text:style-name="MT5">Second </text:span><text:span text:style-name="MT5">Outline Level</text:span></text:p>
                  <text:list>
                    <text:list-item>
                      <text:p text:style-name="MP11"><text:span text:style-name="MT5">Third </text:span><text:span text:style-name="MT5">Outline </text:span><text:span text:style-name="MT5">Level</text:span></text:p>
                      <text:list>
                        <text:list-item>
                          <text:p text:style-name="MP11"><text:span text:style-name="MT5">Fourth </text:span><text:span text:style-name="MT5">Outline </text:span><text:span text:style-name="MT5">Level</text:span></text:p>
                          <text:list>
                            <text:list-item>
                              <text:p text:style-name="MP11"><text:span text:style-name="MT5">Fifth </text:span><text:span text:style-name="MT5">Outli</text:span><text:span text:style-name="MT5">ne </text:span><text:span text:style-name="MT5">Level</text:span></text:p>
                              <text:list>
                                <text:list-item>
                                  <text:p text:style-name="MP11"><text:span text:style-name="MT5">Si</text:span><text:span text:style-name="MT5">xt</text:span><text:span text:style-name="MT5">h </text:span><text:span text:style-name="MT5">O</text:span><text:span text:style-name="MT5">utl</text:span><text:span text:style-name="MT5">in</text:span><text:span text:style-name="MT5">e </text:span><text:span text:style-name="MT5">Le</text:span><text:span text:style-name="MT5">ve</text:span><text:span text:style-name="MT5">l</text:span></text:p>
                                  <text:list>
                                    <text:list-item>
                                      <text:p><text:span text:style-name="MT5">S</text:span><text:span text:style-name="MT5">e</text:span><text:span text:style-name="MT5">v</text:span><text:span text:style-name="MT5">e</text:span><text:span text:style-name="MT5">n</text:span><text:span text:style-name="MT5">t</text:span><text:span text:style-name="MT5">h</text:span><text:span text:style-name="MT5"> </text:span><text:span text:style-name="MT5">O</text:span><text:span text:style-name="MT5">u</text:span><text:span text:style-name="MT5">t</text:span><text:span text:style-name="MT5">l</text:span><text:span text:style-name="MT5">i</text:span><text:span text:style-name="MT5">n</text:span><text:span text:style-name="MT5">e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</text:span><text:span text:style-name="MT5">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נ</text:span><text:span text:style-name="MT5">ו</text:span><text:span text:style-name="MT5">ת</text:span><text:span text:style-name="MT5"> </text:span><text:span text:style-name="MT5">ט</text:span><text:span text:style-name="MT5">ק</text:span><text:span text:style-name="MT5">ס</text:span><text:span text:style-name="MT5">ט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                              <text:list>
                                        <text:list-item>
                                          <text:p><text:span text:style-name="MT5">ר</text:span><text:span text:style-name="MT5">מ</text:span><text:span text:style-name="MT5">ה</text:span><text:span text:style-name="MT5"> </text:span><text:span text:style-name="MT5">ש</text:span><text:span text:style-name="MT5">נ</text:span><text:span text:style-name="MT5">י</text:span><text:span text:style-name="MT5">י</text:span><text:span text:style-name="MT5">ה</text:span></text:p>
                                          <text:list>
                                            <text:list-item>
                                              <text:p><text:span text:style-name="MT5">ר</text:span><text:span text:style-name="MT5">מ</text:span><text:span text:style-name="MT5">ה</text:span><text:span text:style-name="MT5"> </text:span><text:span text:style-name="MT5">ש</text:span><text:span text:style-name="MT5">ל</text:span><text:span text:style-name="MT5">י</text:span><text:span text:style-name="MT5">ש</text:span><text:span text:style-name="MT5">י</text:span><text:span text:style-name="MT5">ת</text:span></text:p>
                                              <text:list>
                                                <text:list-item>
                                                  <text:p text:style-name="MP12"><text:span text:style-name="MT5">ר</text:span><text:span text:style-name="MT5">מ</text:span><text:span text:style-name="MT5">ה</text:span><text:span text:style-name="MT5"> </text:span><text:span text:style-name="MT5">ר</text:span><text:span text:style-name="MT5">ב</text:span><text:span text:style-name="MT5">י</text:span><text:span text:style-name="MT5">ע</text:span><text:span text:style-name="MT5">י</text:span><text:span text:style-name="MT5">ת</text:span></text:p>
                                                </text:list-item>
                                                <text:list-item>
                                                  <text:p text:style-name="MP13"><text:span text:style-name="MT5">ר</text:span><text:span text:style-name="MT5">מ</text:span><text:span text:style-name="MT5">ה</text:span><text:span text:style-name="MT5"> </text:span><text:span text:style-name="MT5">ח</text:span><text:span text:style-name="MT5">מ</text:span><text:span text:style-name="MT5">י</text:span><text:span text:style-name="MT5">ש</text:span><text:span text:style-name="MT5">י</text:span><text:span text:style-name="MT5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17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</text:span><text:span text:style-name="MT6">סגנון כותרת של </text:span><text:span text:style-name="MT6">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17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</text:span><text:span text:style-name="MT8">outline text </text:span><text:span text:style-name="MT8">format</text:span></text:p>
              <text:list>
                <text:list-item>
                  <text:p text:style-name="MP11"><text:span text:style-name="MT8">Second </text:span><text:span text:style-name="MT8">Outline Level</text:span></text:p>
                  <text:list>
                    <text:list-item>
                      <text:p text:style-name="MP11"><text:span text:style-name="MT8">Third </text:span><text:span text:style-name="MT8">Outline </text:span><text:span text:style-name="MT8">Level</text:span></text:p>
                      <text:list>
                        <text:list-item>
                          <text:p text:style-name="MP11"><text:span text:style-name="MT8">Fourth </text:span><text:span text:style-name="MT8">Outline </text:span><text:span text:style-name="MT8">Level</text:span></text:p>
                          <text:list>
                            <text:list-item>
                              <text:p text:style-name="MP11"><text:span text:style-name="MT8">Fifth </text:span><text:span text:style-name="MT8">Outli</text:span><text:span text:style-name="MT8">ne </text:span><text:span text:style-name="MT8">Level</text:span></text:p>
                              <text:list>
                                <text:list-item>
                                  <text:p text:style-name="MP11"><text:span text:style-name="MT8">Si</text:span><text:span text:style-name="MT8">xt</text:span><text:span text:style-name="MT8">h </text:span><text:span text:style-name="MT8">O</text:span><text:span text:style-name="MT8">utli</text:span><text:span text:style-name="MT8">ne </text:span><text:span text:style-name="MT8">Le</text:span><text:span text:style-name="MT8">vel</text:span></text:p>
                                  <text:list>
                                    <text:list-item>
                                      <text:p text:style-name="MP20"><text:span text:style-name="MT8">S</text:span><text:span text:style-name="MT8">e</text:span><text:span text:style-name="MT8">v</text:span><text:span text:style-name="MT8">e</text:span><text:span text:style-name="MT8">n</text:span><text:span text:style-name="MT8">t</text:span><text:span text:style-name="MT8">h</text:span><text:span text:style-name="MT8"> </text:span><text:span text:style-name="MT8">O</text:span><text:span text:style-name="MT8">u</text:span><text:span text:style-name="MT8">t</text:span><text:span text:style-name="MT8">l</text:span><text:span text:style-name="MT8">i</text:span><text:span text:style-name="MT8">n</text:span><text:span text:style-name="MT8">e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text:span text:style-name="MT8">ל</text:span><text:span text:style-name="MT8">ח</text:span><text:span text:style-name="MT8">ץ</text:span><text:span text:style-name="MT8"> </text:span><text:span text:style-name="MT8">כ</text:span><text:span text:style-name="MT8">ד</text:span><text:span text:style-name="MT8">י</text:span><text:span text:style-name="MT8"> </text:span><text:span text:style-name="MT8">ל</text:span><text:span text:style-name="MT8">ע</text:span><text:span text:style-name="MT8">ר</text:span><text:span text:style-name="MT8">ו</text:span><text:span text:style-name="MT8">ך</text:span><text:span text:style-name="MT8"> </text:span><text:span text:style-name="MT8">ס</text:span><text:span text:style-name="MT8">ג</text:span><text:span text:style-name="MT8">נ</text:span><text:span text:style-name="MT8">ו</text:span><text:span text:style-name="MT8">נ</text:span><text:span text:style-name="MT8">ו</text:span><text:span text:style-name="MT8">ת</text:span><text:span text:style-name="MT8"> </text:span><text:span text:style-name="MT8">ט</text:span><text:span text:style-name="MT8">ק</text:span><text:span text:style-name="MT8">ס</text:span><text:span text:style-name="MT8">ט</text:span><text:span text:style-name="MT8"> </text:span><text:span text:style-name="MT8">ש</text:span><text:span text:style-name="MT8">ל</text:span><text:span text:style-name="MT8"> </text:span><text:span text:style-name="MT8">ת</text:span><text:span text:style-name="MT8">ב</text:span><text:span text:style-name="MT8">נ</text:span><text:span text:style-name="MT8">י</text:span><text:span text:style-name="MT8">ת</text:span><text:span text:style-name="MT8"> </text:span><text:span text:style-name="MT8">ב</text:span><text:span text:style-name="MT8">ס</text:span><text:span text:style-name="MT8">י</text:span><text:span text:style-name="MT8">ס</text:span></text:p>
                                      <text:list>
                                        <text:list-item>
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ש</text:span><text:span text:style-name="MT9">נ</text:span><text:span text:style-name="MT9">י</text:span><text:span text:style-name="MT9">י</text:span><text:span text:style-name="MT9">ה</text:span></text:p>
                                          <text:list>
                                            <text:list-item>
                                              <text:p text:style-name="MP20"><text:span text:style-name="MT10">ר</text:span><text:span text:style-name="MT10">מ</text:span><text:span text:style-name="MT10">ה</text:span><text:span text:style-name="MT10"> </text:span><text:span text:style-name="MT10">ש</text:span><text:span text:style-name="MT10">ל</text:span><text:span text:style-name="MT10">י</text:span><text:span text:style-name="MT10">ש</text:span><text:span text:style-name="MT10">י</text:span><text:span text:style-name="MT10">ת</text:span></text:p>
                                              <text:list>
                                                <text:list-item>
                                                  <text:p text:style-name="MP21"><text:span text:style-name="MT10">ר</text:span><text:span text:style-name="MT10">מ</text:span><text:span text:style-name="MT10">ה</text:span><text:span text:style-name="MT10"> </text:span><text:span text:style-name="MT10">ר</text:span><text:span text:style-name="MT10">ב</text:span><text:span text:style-name="MT10">י</text:span><text:span text:style-name="MT10">ע</text:span><text:span text:style-name="MT10">י</text:span><text:span text:style-name="MT10">ת</text:span></text:p>
                                                </text:list-item>
                                                <text:list-item>
                                                  <text:p text:style-name="MP21"><text:span text:style-name="MT10">ר</text:span><text:span text:style-name="MT10">מ</text:span><text:span text:style-name="MT10">ה</text:span><text:span text:style-name="MT10"> </text:span><text:span text:style-name="MT10">ח</text:span><text:span text:style-name="MT10">מ</text:span><text:span text:style-name="MT10">י</text:span><text:span text:style-name="MT10">ש</text:span><text:span text:style-name="MT10">י</text:span><text:span text:style-name="MT10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26</meta:editing-cycles>
    <meta:print-date>2006-12-12T13:43:12</meta:print-date>
    <meta:creation-date>2002-10-18T11:19:22</meta:creation-date>
    <dc:date>2018-04-17T19:30:25.966169795</dc:date>
    <meta:editing-duration>P3DT4H2M13S</meta:editing-duration>
    <meta:generator>LibreOffice/5.1.6.2$Linux_X86_64 LibreOffice_project/10m0$Build-2</meta:generator>
    <meta:document-statistic meta:object-count="14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